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a4e2"/>
    </style:style>
    <style:style style:name="P2" style:family="paragraph" style:parent-style-name="Heading_20_2">
      <style:paragraph-properties fo:orphans="2" fo:widows="2"/>
      <style:text-properties style:font-name="DejaVu Serif" officeooo:paragraph-rsid="001aa4e2"/>
    </style:style>
    <style:style style:name="P3" style:family="paragraph" style:parent-style-name="Heading_20_1">
      <style:text-properties officeooo:paragraph-rsid="001aa4e2"/>
    </style:style>
    <style:style style:name="P4" style:family="paragraph" style:parent-style-name="Text_20_body">
      <style:paragraph-properties fo:orphans="2" fo:widows="2"/>
      <style:text-properties style:font-name="DejaVu Serif" officeooo:paragraph-rsid="001aa4e2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aa4e2"/>
    </style:style>
    <style:style style:name="T1" style:family="text">
      <style:text-properties officeooo:rsid="002ffa83"/>
    </style:style>
    <style:style style:name="T2" style:family="text">
      <style:text-properties officeooo:rsid="001aa4e2"/>
    </style:style>
    <style:style style:name="T3" style:family="text">
      <style:text-properties fo:font-variant="normal" fo:text-transform="none" fo:color="#000000" fo:font-size="11.2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antico De Salomão</text:h>
      <text:section text:style-name="Sect1" text:name="Seção533">
        <text:h text:style-name="P2" text:outline-level="2">CÂNTICO DOS CÂNTICOS-[Capítulo <text:span text:style-name="T2">1</text:span>]</text:h>
        <text:p text:style-name="P4"><text:bookmark text:name="cap1102"/>1 O cântico dos cânticos, que é de Salomão.</text:p>
        <text:p text:style-name="P5">2 Beije-me ele com os beijos da sua boca; porque melhor é o seu amor do que o vinho.</text:p>
        <text:p text:style-name="P5">3 Suave é o cheiro dos teus perfumes; como perfume derramado é o teu nome; por isso as donzelas te amam.</text:p>
        <text:p text:style-name="P5">4 Leva-me tu; correremos após ti. O rei me introduziu nas suas recâmaras; em ti nos alegraremos e nos regozijaremos; faremos menção do teu amor mais do que do vinho; com razão te amam.</text:p>
        <text:p text:style-name="P5">5 Eu sou morena, mas formosa, ó filhas de Jerusalém, como as tendas de Quedar, como as cortinas de Salomão.</text:p>
        <text:p text:style-name="P5">6 Não repareis em eu ser morena, porque o sol crestou-me a tez; os filhos de minha mãe indignaram-se contra mim, e me puseram por guarda de vinhas; a minha vinha, porém, não guardei.</text:p>
        <text:p text:style-name="P5">7 Dize-me, ó tu, a quem ama a minha alma: Onde apascentas o teu rebanho, onde o fazes deitar pelo meio-dia; pois, por que razão seria eu como a que anda errante pelos rebanhos de teus companheiros?</text:p>
        <text:p text:style-name="P5">8 Se não o sabes, ó tu, a mais formosa entre as mulheres, vai seguindo as pisadas das ovelhas, e apascenta os teus cabritos junto às tendas dos pastores.</text:p>
        <text:p text:style-name="P5">9 A uma égua dos carros de Faraó eu te comparo, ó amada minha.</text:p>
        <text:p text:style-name="P5">10 Formosas são as tuas faces entre as tuas tranças, e formoso o teu pescoço com os colares.</text:p>
        <text:p text:style-name="P5">11 Nós te faremos umas tranças de ouro, marchetadas de pontinhos de prata.</text:p>
        <text:p text:style-name="P5">12 Enquanto o rei se assentava à sua mesa, dava o meu nardo o seu cheiro.</text:p>
        <text:p text:style-name="P5">13 O meu amado é para mim como um saquitel de mirra, que repousa entre os meus seios.</text:p>
        <text:p text:style-name="P5">14 O meu amado é para mim como um ramalhete de hena nas vinhas de En-Gedi.</text:p>
        <text:p text:style-name="P5">15 Eis que és formosa, ó amada minha, eis que és formosa; os teus olhos são como pombas.</text:p>
        <text:p text:style-name="P5">16 Eis que és formoso, ó amado meu, como amável és também; o nosso leito é viçoso.</text:p>
        <text:p text:style-name="P5">17 As traves da nossa casa são de cedro, e os caibros de cipreste.</text:p>
      </text:section>
      <text:section text:style-name="Sect1" text:name="Seção534">
        <text:h text:style-name="P1" text:outline-level="2"><text:bookmark text:name="cap2100"/>CÂNTICO DOS CÂNTICOS-[Capítulo 2]</text:h>
        <text:p text:style-name="P5">1 Eu sou a rosa de Sarom, o lírio dos vales.</text:p>
        <text:p text:style-name="P5">2 Qual o lírio entre os espinhos, tal é a minha amada entre as filhas.</text:p>
        <text:p text:style-name="P5">3 Qual a macieira entre as árvores do bosque, tal é o meu amado entre os filhos; com grande gozo sentei-me à sua sombra; e o seu fruto era doce ao meu paladar.</text:p>
        <text:p text:style-name="P5">4 Levou-me à sala do banquete, e o seu estandarte sobre mim era o amor.</text:p>
        <text:p text:style-name="P5">5 Sustentai-me com passas, confortai-me com maçãs, porque desfaleço de amor.</text:p>
        <text:p text:style-name="P5">6 A sua mão esquerda esteja debaixo da minha cabeça, e a sua mão direita me abrace.</text:p>
        <text:p text:style-name="P5">7 Conjuro-vos, ó filhas de Jerusalém, pelas gazelas e cervas do campo, que não acordeis nem desperteis o amor, até que ele o queira.</text:p>
        <text:p text:style-name="P5"><text:soft-page-break/>8 A voz do meu amado! eis que vem aí, saltando sobre os montes, pulando sobre os outeiros.</text:p>
        <text:p text:style-name="P5">9 O meu amado é semelhante ao gamo, ou ao filho do veado; eis que está detrás da nossa parede, olhando pelas janelas, lançando os olhos pelas grades.</text:p>
        <text:p text:style-name="P5">10 Fala o meu amado e me diz: Levanta-te, amada minha, formosa minha, e vem.</text:p>
        <text:p text:style-name="P5">11 Pois eis que já passou o inverno; a chuva cessou, e se foi;</text:p>
        <text:p text:style-name="P5">12 aparecem as flores na terra; já chegou o tempo de cantarem as aves, e a voz da rola ouve-se em nossa terra.</text:p>
        <text:p text:style-name="P5">13 A figueira começa a dar os seus primeiros figos; as vides estão em flor e exalam o seu aroma. Levanta-te, amada minha, formosa minha, e vem.</text:p>
        <text:p text:style-name="P5">14 Pomba minha, que andas pelas fendas das penhas, no oculto das ladeiras, mostra-me o teu semblante faze-me ouvir a tua voz; porque a tua voz é doce, e o teu semblante formoso.</text:p>
        <text:p text:style-name="P5">15 Apanhai-nos as raposas, as raposinhas, que fazem mal às vinhas; pois as nossas vinhas estão em flor.</text:p>
        <text:p text:style-name="P5">16 O meu amado é meu, e eu sou dele; ele apascenta o seu rebanho entre os lírios.</text:p>
        <text:p text:style-name="P5">17 Antes que refresque o dia, e fujam as sombras, volta, amado meu, e faze-te semelhante ao gamo ou ao filho dos veados sobre os montes de Beter.</text:p>
      </text:section>
      <text:section text:style-name="Sect1" text:name="Seção535">
        <text:h text:style-name="P1" text:outline-level="2"><text:bookmark text:name="cap339"/>CÂNTICO DOS CÂNTICOS-[Capítulo 3]</text:h>
        <text:p text:style-name="P5">1 De noite, em meu leito, busquei aquele a quem ama a minha alma; busquei-o, porém não o achei.</text:p>
        <text:p text:style-name="P5">2 Levantar-me-ei, pois, e rodearei a cidade; pelas ruas e pelas praças buscarei aquele a quem ama a minha alma. Busquei-o, porém não o achei.</text:p>
        <text:p text:style-name="P5">3 Encontraram-me os guardas que rondavam pela cidade; eu lhes perguntei: Vistes, porventura, aquele a quem ama a minha alma?</text:p>
        <text:p text:style-name="P5">4 Apenas me tinha apartado deles, quando achei aquele a quem ama a minha alma; detive-o, e não o deixei ir embora, até que o introduzi na casa de minha mãe, na câmara daquela que me concebeu:</text:p>
        <text:p text:style-name="P5">5 Conjuro-vos, ó filhos de Jerusalém, pelas gazelas e cervas do campo, que não acordeis, nem desperteis o amor, até que ele o queira.</text:p>
        <text:p text:style-name="P5">6 Que é isso que sobe do deserto, como colunas de fumaça, perfumado de mirra, de incenso, e de toda sorte de pós aromáticos do mercador?</text:p>
        <text:p text:style-name="P5">7 Eis que é a liteira de Salomão; estão ao redor dela sessenta valentes, dos valentes de Israel,</text:p>
        <text:p text:style-name="P5">8 todos armados de espadas, destros na guerra, cada um com a sua espada a cinta, por causa dos temores noturnos.</text:p>
        <text:p text:style-name="P5">9 O rei Salomão fez para si um palanquim de madeira do Líbano.</text:p>
        <text:p text:style-name="P5">10 Fez-lhe as colunas de prata, o estrado de ouro, o assento de púrpura, o interior carinhosamente revestido pelas filhas de Jerusalém.</text:p>
        <text:p text:style-name="P5">11 Saí, ó filhas de Sião, e contemplai o rei Salomão com a coroa de que sua mãe o coroou no dia do seu desposório, no dia do júbilo do seu coração.</text:p>
      </text:section>
      <text:section text:style-name="Sect1" text:name="Seção536">
        <text:h text:style-name="P1" text:outline-level="2"><text:bookmark text:name="cap420"/>CÂNTICO DOS CÂNTICOS-[Capítulo 4]</text:h>
        <text:p text:style-name="P5">1 Como és formosa, amada minha, eis que és formosa! os teus olhos são como pombas por detrás do teu véu; o teu cabelo é como o rebanho de cabras que descem pelas colinas de Gileade.</text:p>
        <text:p text:style-name="P5">2 Os teus dentes são como o rebanho das ovelhas tosquiadas, que sobem do lavadouro, e das quais cada uma tem gêmeos, e nenhuma delas é desfilhada.</text:p>
        <text:p text:style-name="P5"><text:soft-page-break/>3 Os teus lábios são como um fio de escarlate, e a tua boca e formosa; as tuas faces são como as metades de uma roma por detrás do teu véu.</text:p>
        <text:p text:style-name="P5">4 O teu pescoço é como a torre de Davi, edificada para sala de armas; no qual pendem mil broquéis, todos escudos de guerreiros valentes.</text:p>
        <text:p text:style-name="P5">5 Os teus seios são como dois filhos gêmeos da gazela, que se apascentam entre os lírios.</text:p>
        <text:p text:style-name="P5">6 Antes que refresque o dia e fujam as sombras, irei ao monte da mirra e ao outeiro do incenso.</text:p>
        <text:p text:style-name="P5">7 Tu és toda formosa, amada minha, e em ti não há mancha.</text:p>
        <text:p text:style-name="P5">8 Vem comigo do Líbano, noiva minha, vem comigo do Líbano. Olha desde o cume de Amana, desde o cume de Senir e de Hermom, desde os covis dos leões, desde os montes dos leopardos.</text:p>
        <text:p text:style-name="P5">9 Enlevaste-me o coração, minha irmã, noiva minha; enlevaste- me o coração com um dos teus olhares, com um dos colares do teu pescoço.</text:p>
        <text:p text:style-name="P5">10 Quão doce é o teu amor, minha irmã, noiva minha! quanto melhor é o teu amor do que o vinho! e o aroma dos teus ungüentos do que o de toda sorte de especiarias!</text:p>
        <text:p text:style-name="P5">11 Os teus lábios destilam o mel, noiva minha; mel e leite estão debaixo da tua língua, e o cheiro dos teus vestidos é como o cheiro do Líbano.</text:p>
        <text:p text:style-name="P5">12 Jardim fechado é minha irmã, minha noiva, sim, jardim fechado, fonte selada.</text:p>
        <text:p text:style-name="P5">13 Os teus renovos são um pomar de romãs, com frutos excelentes; a hena juntamente com nardo,</text:p>
        <text:p text:style-name="P5">14 o nardo, e o açafrão, o cálamo, e o cinamomo, com toda sorte de árvores de incenso; a mirra e o aloés, com todas as principais especiarias.</text:p>
        <text:p text:style-name="P5">15 És fonte de jardim, poço de águas vivas, correntes que manam do Líbano!</text:p>
        <text:p text:style-name="P5">16 Levanta-te, vento norte, e vem tu, vento sul; assopra no meu jardim, espalha os seus aromas. Entre o meu amado no seu jardim, e coma os seus frutos excelentes!</text:p>
      </text:section>
      <text:section text:style-name="Sect1" text:name="Seção537">
        <text:h text:style-name="P1" text:outline-level="2"><text:bookmark text:name="cap517"/>CÂNTICO DOS CÂNTICOS-[Capítulo 5]</text:h>
        <text:p text:style-name="P5">1 Venho ao meu jardim, minha irmã, noiva minha, para colher a minha mirra com o meu bálsamo, para comer o meu favo com o meu mel, e beber o meu vinho com o meu leite. Comei, amigos, bebei abundantemente, ó amados.</text:p>
        <text:p text:style-name="P5">2 Eu dormia, mas o meu coração velava. Eis a voz do meu amado! Está batendo: Abre-me, minha irmã, amada minha, pomba minha, minha imaculada; porque a minha cabeça está cheia de orvalho, os meus cabelos das gotas da noite.</text:p>
        <text:p text:style-name="P5">3 Já despi a minha túnica; como a tornarei a vestir? já lavei os meus pés; como os tornarei a sujar?</text:p>
        <text:p text:style-name="P5">4 O meu amado meteu a sua mão pela fresta da porta, e o meu coração estremeceu por amor dele.</text:p>
        <text:p text:style-name="P5">5 Eu me levantei para abrir ao meu amado; e as minhas mãos destilavam mirra, e os meus dedos gotejavam mirra sobre as aldravas da fechadura.</text:p>
        <text:p text:style-name="P5">6 Eu abri ao meu amado, mas ele já se tinha retirado e ido embora. A minha alma tinha desfalecido quando ele falara. Busquei-o, mas não o pude encontrar; chamei-o, porém ele não me respondeu.</text:p>
        <text:p text:style-name="P5">7 Encontraram-me os guardas que rondavam pela cidade; espancaram-me, feriram-me; tiraram-me o manto os guardas dos muros.</text:p>
        <text:p text:style-name="P5">8 Conjuro-vos, ó filhas de Jerusalém, se encontrardes o meu amado, que lhe digais que estou enferma de amor.</text:p>
        <text:p text:style-name="P5"><text:soft-page-break/>9 Que é o teu amado mais do que outro amado, ó tu, a mais formosa entre as mulheres? Que é o teu amado mais do que outro amado, para que assim nos conjures?</text:p>
        <text:p text:style-name="P5">10 O meu amado é cândido e rubicundo, o primeiro entre dez mil.</text:p>
        <text:p text:style-name="P5">11 A sua cabeça é como o ouro mais refinado, os seus cabelos são crespos, pretos como o corvo.</text:p>
        <text:p text:style-name="P5">12 Os seus olhos são como pombas junto às correntes das águas, lavados em leite, postos em engaste.</text:p>
        <text:p text:style-name="P5">13 As suas faces são como um canteiro de bálsamo, os montões de ervas aromáticas; e os seus lábios são como lírios que gotejam mirra.</text:p>
        <text:p text:style-name="P5">14 Os seus braços são como cilindros de ouro, guarnecidos de crisólitas; e o seu corpo é como obra de marfim, coberta de safiras.</text:p>
        <text:p text:style-name="P5">15 As suas pernas como colunas de mármore, colocadas sobre bases de ouro refinado; o seu semblante como o líbano, excelente como os cedros.</text:p>
        <text:p text:style-name="P5">16 O seu falar é muitíssimo suave; sim, ele é totalmente desejável. Tal é o meu amado, e tal o meu amigo, ó filhas de Jerusalém.</text:p>
      </text:section>
      <text:section text:style-name="Sect1" text:name="Seção538">
        <text:h text:style-name="P1" text:outline-level="2"><text:bookmark text:name="cap618"/>CÂNTICO DOS CÂNTICOS-[Capítulo 6]</text:h>
        <text:p text:style-name="P5">1 Para onde foi o teu amado, ó tu, a mais formosa entre as mulheres? para onde se retirou o teu amado, a fim de que o busquemos juntamente contigo?</text:p>
        <text:p text:style-name="P5">2 O meu amado desceu ao seu jardim, aos canteiros de bálsamo, para apascentar o rebanho nos jardins e para colher os lírios.</text:p>
        <text:p text:style-name="P5">3 Eu sou do meu amado, e o meu amado é meu; ele apascenta o rebanho entre os lírios.</text:p>
        <text:p text:style-name="P5">4 Formosa és, amada minha, como Tirza, aprazível como Jerusalém, imponente como um exército com bandeiras.</text:p>
        <text:p text:style-name="P5">5 Desvia de mim os teus olhos, porque eles me perturbam. O teu cabelo é como o rebanho de cabras que descem pelas colinas de Gileade.</text:p>
        <text:p text:style-name="P5">6 0s teus dentes são como o rebanho de ovelhas que sobem do lavadouro, e das quais cada uma tem gêmeos, e nenhuma delas é desfilhada.</text:p>
        <text:p text:style-name="P5">7 As tuas faces são como as metades de uma romã, por detrás do teu véu.</text:p>
        <text:p text:style-name="P5">8 Há sessenta rainhas, oitenta concubinas, e virgens sem número.</text:p>
        <text:p text:style-name="P5">9 Mas uma só é a minha pomba, a minha imaculada; ela e a única de sua mãe, a escolhida da que a deu à luz. As filhas viram-na e lhe chamaram bem-aventurada; viram-na as rainhas e as concubinas, e louvaram-na.</text:p>
        <text:p text:style-name="P5">10 Quem é esta que aparece como a alva do dia, formosa como a lua, brilhante como o sol, imponente como um exército com bandeiras?</text:p>
        <text:p text:style-name="P5">11 Desci ao jardim das nogueiras, para ver os renovos do vale, para ver se floresciam as vides e se as romanzeiras estavam em flor.</text:p>
        <text:p text:style-name="P5">12 Antes de eu o sentir, pôs-me a minha alma nos carros do meu nobre povo.</text:p>
        <text:p text:style-name="P5">13 Volta, volta, ó Sulamita; volta, volta, para que nós te vejamos. Por que quereis olhar para a Sulamita como para a dança de Maanaim?</text:p>
      </text:section>
      <text:section text:style-name="Sect1" text:name="Seção539">
        <text:h text:style-name="P1" text:outline-level="2"><text:bookmark text:name="cap716"/>CÂNTICO DOS CÂNTICOS-[Capítulo 7]</text:h>
        <text:p text:style-name="P5">1 Quão formosos são os teus pés nas sandálias, ó filha de príncipe! Os contornos das tuas coxas são como jóias, obra das mãos de artista.</text:p>
        <text:p text:style-name="P5">2 O teu umbigo como uma taça redonda, a que não falta bebida; o teu ventre como montão de trigo, cercado de lírios.</text:p>
        <text:p text:style-name="P5"><text:soft-page-break/>3 Os teus seios são como dois filhos gêmeos da gazela.</text:p>
        <text:p text:style-name="P5">4 O teu pescoço como a torre de marfim; os teus olhos como as piscinas de Hesbom, junto à porta de Bate-Rabim; o teu nariz é como torre do Líbano, que olha para Damasco.</text:p>
        <text:p text:style-name="P5">5 A tua cabeça sobre ti é como o monte Carmelo, e os cabelos da tua cabeça como a púrpura; o rei está preso pelas tuas tranças.</text:p>
        <text:p text:style-name="P5">6 Quão formosa, e quão aprazível és, ó amor em delícias!</text:p>
        <text:p text:style-name="P5">7 Essa tua estatura é semelhante à palmeira, e os teus seios aos cachos de uvas.</text:p>
        <text:p text:style-name="P5">8 Disse eu: Subirei à palmeira, pegarei em seus ramos; então sejam os teus seios como os cachos da vide, e o cheiro do teu fôlego como o das maçãs,</text:p>
        <text:p text:style-name="P5">9 e os teus beijos como o bom vinho para o meu amado, que se bebe suavemente, e se escoa pelos lábios e dentes.</text:p>
        <text:p text:style-name="P5">10 Eu sou do meu amado, e o seu amor é por mim.</text:p>
        <text:p text:style-name="P5">11 Vem, ó amado meu, saiamos ao campo, passemos as noites nas aldeias.</text:p>
        <text:p text:style-name="P5">12 Levantemo-nos de manhã para ir às vinhas, vejamos se florescem as vides, se estão abertas as suas flores, e se as romanzeiras já estão em flor; ali te darei o meu amor.</text:p>
        <text:p text:style-name="P5">13 As mandrágoras exalam perfume, e às nossas portas há toda sorte de excelentes frutos, novos e velhos; eu os guardei para ti, ó meu amado.</text:p>
      </text:section>
      <text:section text:style-name="Sect1" text:name="Seção540">
        <text:h text:style-name="P1" text:outline-level="2"><text:bookmark text:name="cap717"/>CÂNTICO DOS CÂNTICOS-[Capítulo 8]</text:h>
        <text:p text:style-name="P5">1 Ah! quem me dera que foras como meu irmão, que mamou os seios de minha mãe! quando eu te encontrasse lá fora, eu te beijaria; e não me desprezariam!</text:p>
        <text:p text:style-name="P5">2 Eu te levaria e te introduziria na casa de minha mãe, e tu me instruirias; eu te daria a beber vinho aromático, o mosto das minhas romãs.</text:p>
        <text:p text:style-name="P5">3 A sua mão esquerda estaria debaixo da minha cabeça, e a sua direita me abraçaria.</text:p>
        <text:p text:style-name="P5">4 Conjuro-vos, ó filhas de Jerusalém, que não acordeis nem desperteis o amor, até que ele o queira.</text:p>
        <text:p text:style-name="P5">5 Quem é esta que sobe do deserto, e vem encostada ao seu amado? Debaixo da macieira te despertei; ali esteve tua mãe com dores; ali esteve com dores aquela que te deu à luz.</text:p>
        <text:p text:style-name="P5">6 Põe-me como selo sobre o teu coração, como selo sobre o teu braço; porque o amor é forte como a morte; o ciúme é cruel como <text:span text:style-name="T1">a sepultura</text:span>; a sua chama é chama de fogo, verdadeira labareda de Iavé.</text:p>
        <text:p text:style-name="P5">7 As muitas águas não podem apagar o amor, nem os rios afogá- lo. Se alguém oferecesse todos os bens de sua casa pelo amor, seria de todo desprezado.</text:p>
        <text:p text:style-name="P5">8 Temos uma irmã pequena, que ainda não tem seios; que faremos por nossa irmã, no dia em que ela for pedida em casamento?</text:p>
        <text:p text:style-name="P5">9 Se ela for um muro, edificaremos sobre ela uma torrezinha de prata; e, se ela for uma porta, cercá-la-emos com tábuas de cedro.</text:p>
        <text:p text:style-name="P5">10 Eu era um muro, e os meus seios eram como as suas torres; então eu era aos seus olhos como aquela que acha paz.</text:p>
        <text:p text:style-name="P5">11 Teve Salomão uma vinha em Baal-Hamom; arrendou essa vinha a uns guardas; e cada um lhe devia trazer pelo seu fruto mil peças de prata.</text:p>
        <text:p text:style-name="P5">12 A minha vinha que me pertence está diante de mim; tu, ó Salomão, terás as mil peças de prata, e os que guardam o fruto terão duzentas.</text:p>
        <text:p text:style-name="P5">13 Ó tu, que habitas nos jardins, os companheiros estão atentos para ouvir a tua voz; faze-me, pois, também ouvi-la:</text:p>
        <text:p text:style-name="P4"><text:soft-page-break/><text:span text:style-name="T3">14 Vem depressa, amado meu, e faze-te semelhante ao gamo ou ao filho da gazela sobre os montes dos aroma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5cm" fo:margin-bottom="0.055cm" loext:contextual-spacing="false" style:line-height-at-least="0.004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4:49:59.523491729</meta:creation-date>
    <dc:date>2023-07-25T14:51:44.961300611</dc:date>
    <meta:editing-duration>PT1M46S</meta:editing-duration>
    <meta:editing-cycles>1</meta:editing-cycles>
    <meta:document-statistic meta:table-count="0" meta:image-count="0" meta:object-count="0" meta:page-count="6" meta:paragraph-count="126" meta:word-count="2732" meta:character-count="14127" meta:non-whitespace-character-count="11521"/>
    <meta:generator>LibreOffice/6.0.3.2$Linux_X86_64 LibreOffice_project/00m0$Build-2</meta:generator>
  </office:meta>
</office:document-meta>
</file>